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1000000F6AA81C00BFBA4EBF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862cm" svg:x="1cm" svg:y="1.091cm">
          <draw:image xlink:href="Pictures/10000201000003C1000000F6AA81C00BFBA4EBFF.png" xlink:type="simple" xlink:show="embed" xlink:actuate="onLoad">
            <text:p/>
          </draw:image>
        </draw:frame>
        <draw:frame draw:style-name="gr1" draw:text-style-name="P1" draw:layer="layout" svg:width="18.999cm" svg:height="4.862cm" svg:x="1.001cm" svg:y="8.457cm">
          <draw:image xlink:href="Pictures/10000201000003C1000000F6AA81C00BFBA4EBFF.png" xlink:type="simple" xlink:show="embed" xlink:actuate="onLoad">
            <text:p/>
          </draw:image>
        </draw:frame>
        <draw:frame draw:style-name="gr1" draw:text-style-name="P1" draw:layer="layout" svg:width="18.999cm" svg:height="4.862cm" svg:x="1.001cm" svg:y="15.732cm">
          <draw:image xlink:href="Pictures/10000201000003C1000000F6AA81C00BFBA4EBFF.png" xlink:type="simple" xlink:show="embed" xlink:actuate="onLoad">
            <text:p/>
          </draw:image>
        </draw:frame>
        <draw:frame draw:style-name="gr1" draw:text-style-name="P1" draw:layer="layout" svg:width="18.999cm" svg:height="4.862cm" svg:x="1cm" svg:y="23.606cm">
          <draw:image xlink:href="Pictures/10000201000003C1000000F6AA81C00BFBA4EBF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2:35:57.196748406</meta:creation-date>
    <dc:date>2019-03-12T12:43:12.703885312</dc:date>
    <meta:editing-duration>PT7M15S</meta:editing-duration>
    <meta:editing-cycles>2</meta:editing-cycles>
    <meta:generator>LibreOffice/5.0.3.2$Linux_X86_64 LibreOffice_project/00m0$Build-2</meta:generator>
    <meta:print-date>2019-03-12T12:40:24.877871969</meta:print-date>
    <meta:document-statistic meta:object-count="4"/>
  </office:meta>
</office:document-meta>
</file>